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126a10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26a10" officeooo:paragraph-rsid="00126a10" style:font-weight-asian="bold" style:font-weight-complex="bold"/>
    </style:style>
    <style:style style:name="P3" style:family="paragraph" style:parent-style-name="Standard">
      <style:text-properties fo:font-weight="bold" officeooo:rsid="00126a10" officeooo:paragraph-rsid="00126a10" style:font-weight-asian="bold" style:font-weight-complex="bold"/>
    </style:style>
    <style:style style:name="P4" style:family="paragraph" style:parent-style-name="Standard">
      <style:text-properties officeooo:rsid="00126a10" officeooo:paragraph-rsid="00126a10"/>
    </style:style>
    <style:style style:name="P5" style:family="paragraph" style:parent-style-name="Standard">
      <style:text-properties fo:font-weight="normal" officeooo:rsid="001bce45" officeooo:paragraph-rsid="001bce45" style:font-weight-asian="normal" style:font-weight-complex="normal"/>
    </style:style>
    <style:style style:name="P6" style:family="paragraph" style:parent-style-name="Standard" style:list-style-name="L1">
      <style:text-properties fo:font-weight="normal" officeooo:rsid="001bce45" officeooo:paragraph-rsid="001bce45" style:font-weight-asian="normal" style:font-weight-complex="normal"/>
    </style:style>
    <style:style style:name="P7" style:family="paragraph" style:parent-style-name="Standard" style:list-style-name="L3">
      <style:text-properties fo:font-weight="normal" officeooo:rsid="00126a10" officeooo:paragraph-rsid="001dd978" style:font-weight-asian="normal" style:font-weight-complex="normal"/>
    </style:style>
    <style:style style:name="P8" style:family="paragraph" style:parent-style-name="Standard" style:list-style-name="L2">
      <style:text-properties fo:font-weight="normal" officeooo:rsid="001ce846" officeooo:paragraph-rsid="001ce846" style:font-weight-asian="normal" style:font-weight-complex="normal"/>
    </style:style>
    <style:style style:name="P9" style:family="paragraph" style:parent-style-name="Standard" style:list-style-name="L3">
      <style:text-properties fo:font-weight="normal" officeooo:rsid="00186629" officeooo:paragraph-rsid="00186629" style:font-weight-asian="normal" style:font-weight-complex="normal"/>
    </style:style>
    <style:style style:name="P10" style:family="paragraph" style:parent-style-name="Standard" style:list-style-name="L4">
      <style:text-properties fo:font-weight="normal" officeooo:rsid="001e8266" officeooo:paragraph-rsid="001e8266" style:font-weight-asian="normal" style:font-weight-complex="normal"/>
    </style:style>
    <style:style style:name="P11" style:family="paragraph" style:parent-style-name="Standard">
      <style:text-properties fo:font-weight="normal" officeooo:rsid="001e8266" officeooo:paragraph-rsid="001e8266" style:font-weight-asian="normal" style:font-weight-complex="normal"/>
    </style:style>
    <style:style style:name="P12" style:family="paragraph" style:parent-style-name="Standard" style:list-style-name="L3">
      <style:text-properties officeooo:paragraph-rsid="00186629"/>
    </style:style>
    <style:style style:name="P13" style:family="paragraph" style:parent-style-name="Standard" style:list-style-name="L3">
      <style:text-properties fo:font-weight="bold" officeooo:rsid="00126a10" officeooo:paragraph-rsid="00126a10" style:font-weight-asian="bold" style:font-weight-complex="bold"/>
    </style:style>
    <style:style style:name="T1" style:family="text">
      <style:text-properties officeooo:rsid="00126a10"/>
    </style:style>
    <style:style style:name="T2" style:family="text">
      <style:text-properties officeooo:rsid="0017a756"/>
    </style:style>
    <style:style style:name="T3" style:family="text">
      <style:text-properties fo:font-weight="normal" officeooo:rsid="00186629" style:font-weight-asian="normal" style:font-weight-complex="normal"/>
    </style:style>
    <style:style style:name="T4" style:family="text">
      <style:text-properties fo:font-weight="normal" officeooo:rsid="0019c382" style:font-weight-asian="normal" style:font-weight-complex="normal"/>
    </style:style>
    <style:style style:name="T5" style:family="text">
      <style:text-properties officeooo:rsid="001bce45"/>
    </style:style>
    <style:style style:name="T6" style:family="text">
      <style:text-properties officeooo:rsid="001dd978"/>
    </style:style>
    <style:style style:name="T7" style:family="text">
      <style:text-properties officeooo:rsid="001e8266"/>
    </style:style>
    <style:style style:name="T8" style:family="text">
      <style:text-properties officeooo:rsid="001ee8e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/>Broadcast routing</text:p>
      <text:p text:style-name="P4"/>
      <text:p text:style-name="P1"><text:span text:style-name="T1">N</text:span><text:span text:style-name="T2">-</text:span><text:span text:style-name="T1">way unicasting appro</text:span><text:span text:style-name="T2">a</text:span><text:span text:style-name="T1">ch</text:span><text:span text:style-name="T5">(Figure </text:span><text:span text:style-name="T8">46</text:span><text:span text:style-name="T5">)</text:span></text:p>
      <text:p text:style-name="P5">Disadvantage</text:p>
      <text:list xml:id="list1550274566369775434" text:style-name="L1">
        <text:list-item>
          <text:p text:style-name="P6">Uses unicast routing algorithm</text:p>
        </text:list-item>
        <text:list-item>
          <text:p text:style-name="P6">Forwarding of duplicate copies to B</text:p>
        </text:list-item>
        <text:list-item>
          <text:p text:style-name="P6">Looping</text:p>
        </text:list-item>
      </text:list>
      <text:p text:style-name="P3"/>
      <text:p text:style-name="P3">Uncontrolled flooding<text:span text:style-name="T6">(Figure </text:span><text:span text:style-name="T8">47</text:span><text:span text:style-name="T6">)</text:span></text:p>
      <text:list xml:id="list1241492340866530935" text:style-name="L2">
        <text:list-item>
          <text:p text:style-name="P8">Broadcast strom</text:p>
        </text:list-item>
        <text:list-item>
          <text:p text:style-name="P8">Packet forwarded to all neighbours except from recepient neighbours.</text:p>
        </text:list-item>
      </text:list>
      <text:p text:style-name="P3"/>
      <text:p text:style-name="P3">Controlled flooding</text:p>
      <text:list xml:id="list6292720178348419076" text:style-name="L3">
        <text:list-item>
          <text:p text:style-name="P13"><text:bookmark text:name="Sequence-number-controlled flooding"/>Sequence-number-controlled flooding</text:p>
          <text:list>
            <text:list-item>
              <text:p text:style-name="P9">The source node puts its address as well as a broadcast sequence number into a broadcast packet, then sends the packet to all its neighbors.</text:p>
            </text:list-item>
            <text:list-item>
              <text:p text:style-name="P9">Each node maintains a list of the source address and sequence number pars of already received, duplicated and forwarded broadcast packets.</text:p>
            </text:list-item>
            <text:list-item>
              <text:p text:style-name="P9">When a node receives a broadcast packet, it first checks whether eh packet is in this list. If so, the packet is dropped if not , the packet is duplicated and-forwarded to all the node's neighbours except the node from which the packet has just been received.</text:p>
            </text:list-item>
            <text:list-item>
              <text:p text:style-name="P12"><text:span text:style-name="T3">This type of flooding is used </text:span><text:span text:style-name="T4">in </text:span><text:a xlink:type="simple" xlink:href="../Link%20state%20routing.odt"><text:span text:style-name="T4">link-state algorithm</text:span></text:a><text:span text:style-name="T4"> </text:span><text:span text:style-name="T3">to distribute link-state packet</text:span><text:span text:style-name="T4">s</text:span><text:span text:style-name="T3">.</text:span></text:p>
            </text:list-item>
          </text:list>
        </text:list-item>
        <text:list-item>
          <text:p text:style-name="P13">Reverse path forwarding<text:span text:style-name="T7">(Figure </text:span><text:span text:style-name="T8">48</text:span><text:span text:style-name="T7">)</text:span></text:p>
          <text:list>
            <text:list-item>
              <text:p text:style-name="P7"><text:span text:style-name="T6">Node forwards packet only if its is received from a node on the shortest length path from it to the source. </text:span><text:span text:style-name="T7">Drops all other packets</text:span></text:p>
            </text:list-item>
          </text:list>
        </text:list-item>
      </text:list>
      <text:p text:style-name="P1"><text:span text:style-name="T1"><text:line-break/>Spanning tree bro</text:span><text:span text:style-name="T2">a</text:span><text:span text:style-name="T1">dcasting</text:span><text:span text:style-name="T7">(Figure </text:span><text:span text:style-name="T8">49</text:span><text:span text:style-name="T7">)</text:span></text:p>
      <text:list xml:id="list2825113473447931550" text:style-name="L4">
        <text:list-item>
          <text:p text:style-name="P10">Broadcast only along spanning tree</text:p>
        </text:list-item>
        <text:list-item>
          <text:p text:style-name="P10">Any node in the network can initiate broadcast</text:p>
        </text:list-item>
        <text:list-item>
          <text:p text:style-name="P10">Construction of spanning tree</text:p>
          <text:list>
            <text:list-item>
              <text:p text:style-name="P10">Centre based apparoach<text:span text:style-name="T8">(figure ???)</text:span></text:p>
            </text:list-item>
          </text:list>
        </text:list-item>
      </text:list>
      <text:p text:style-name="P11"/>
      <text:p text:style-name="P1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3-02-04T14:21:36</meta:creation-date>
    <dc:date>2013-03-18T11:45:31.10</dc:date>
    <meta:editing-duration>PT23M29S</meta:editing-duration>
    <meta:editing-cycles>8</meta:editing-cycles>
    <meta:generator>LibreOffice/4.0.1.2$Windows_x86 LibreOffice_project/84102822e3d61eb989ddd325abf1ac077904985</meta:generator>
    <meta:document-statistic meta:table-count="0" meta:image-count="0" meta:object-count="0" meta:page-count="1" meta:paragraph-count="23" meta:word-count="212" meta:character-count="1294" meta:non-whitespace-character-count="1117"/>
  </office:meta>
</office:document-meta>
</file>